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sans-serif" svg:font-family="sans-serif"/>
    <style:font-face style:name="serif" svg:font-family="serif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  <style:text-properties fo:language="it" fo:country="IT" officeooo:paragraph-rsid="00458b9d"/>
    </style:style>
    <style:style style:name="P2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sans-serif" fo:font-size="45pt" fo:language="it" fo:country="IT" officeooo:rsid="0006d73f" officeooo:paragraph-rsid="0006d73f"/>
    </style:style>
    <style:style style:name="P3" style:family="paragraph" style:parent-style-name="Title">
      <style:text-properties fo:language="it" fo:country="IT"/>
    </style:style>
    <style:style style:name="P4" style:family="paragraph" style:parent-style-name="Title">
      <style:text-properties fo:color="#000099" fo:language="it" fo:country="IT"/>
    </style:style>
    <style:style style:name="P5" style:family="paragraph" style:parent-style-name="Text_20_body">
      <style:paragraph-properties fo:text-align="center" style:justify-single-word="false"/>
      <style:text-properties style:font-name="serif" fo:font-size="13.5pt" fo:language="it" fo:country="IT" officeooo:rsid="00087528" officeooo:paragraph-rsid="00087528"/>
    </style:style>
    <style:style style:name="P6" style:family="paragraph" style:parent-style-name="Text_20_body">
      <style:paragraph-properties fo:text-align="center" style:justify-single-word="false"/>
      <style:text-properties style:font-name="serif" fo:font-size="13.5pt" fo:language="it" fo:country="IT" officeooo:rsid="00087528" officeooo:paragraph-rsid="00443518"/>
    </style:style>
    <style:style style:name="P7" style:family="paragraph" style:parent-style-name="Text_20_body">
      <style:paragraph-properties fo:text-align="center" style:justify-single-word="false"/>
      <style:text-properties style:font-name="serif" fo:font-size="13.5pt" fo:language="it" fo:country="IT" officeooo:paragraph-rsid="00087528"/>
    </style:style>
    <style:style style:name="P8" style:family="paragraph" style:parent-style-name="Text_20_body">
      <style:text-properties fo:language="it" fo:country="IT" fo:font-weight="normal" officeooo:rsid="000ac6e9" officeooo:paragraph-rsid="000ac6e9" style:font-weight-asian="normal" style:font-weight-complex="normal"/>
    </style:style>
    <style:style style:name="P9" style:family="paragraph" style:parent-style-name="Text_20_body">
      <style:text-properties fo:language="it" fo:country="IT" fo:font-weight="normal" officeooo:rsid="003bed68" officeooo:paragraph-rsid="003bed68" style:font-weight-asian="normal" style:font-weight-complex="normal"/>
    </style:style>
    <style:style style:name="P10" style:family="paragraph" style:parent-style-name="Text_20_body">
      <style:text-properties fo:language="it" fo:country="IT" fo:font-weight="normal" officeooo:rsid="003f938d" officeooo:paragraph-rsid="003d7f9e" style:font-weight-asian="normal" style:font-weight-complex="normal"/>
    </style:style>
    <style:style style:name="P11" style:family="paragraph" style:parent-style-name="Text_20_body">
      <style:text-properties fo:language="it" fo:country="IT" fo:font-weight="normal" officeooo:rsid="000dc2fe" officeooo:paragraph-rsid="000dc2fe" style:font-size-asian="11pt" style:font-weight-asian="normal" style:font-weight-complex="normal"/>
    </style:style>
    <style:style style:name="P12" style:family="paragraph" style:parent-style-name="Text_20_body">
      <style:text-properties fo:language="it" fo:country="IT" fo:font-weight="normal" officeooo:rsid="000e4d83" officeooo:paragraph-rsid="000e4d83" style:font-size-asian="11pt" style:font-weight-asian="normal" style:font-weight-complex="normal"/>
    </style:style>
    <style:style style:name="P13" style:family="paragraph" style:parent-style-name="Text_20_body">
      <style:text-properties fo:language="it" fo:country="IT" fo:font-weight="normal" officeooo:rsid="000e4d83" officeooo:paragraph-rsid="000ac6e9" style:font-size-asian="11pt" style:font-weight-asian="normal" style:font-weight-complex="normal"/>
    </style:style>
    <style:style style:name="P14" style:family="paragraph" style:parent-style-name="Text_20_body">
      <style:text-properties fo:language="it" fo:country="IT" fo:font-weight="normal" officeooo:rsid="000e81e8" officeooo:paragraph-rsid="000e81e8" style:font-size-asian="11pt" style:font-weight-asian="normal" style:font-weight-complex="normal"/>
    </style:style>
    <style:style style:name="P15" style:family="paragraph" style:parent-style-name="Text_20_body">
      <style:text-properties fo:language="it" fo:country="IT" fo:font-weight="normal" officeooo:rsid="000fed10" officeooo:paragraph-rsid="000fed10" style:font-size-asian="11pt" style:font-weight-asian="normal" style:font-weight-complex="normal"/>
    </style:style>
    <style:style style:name="P16" style:family="paragraph" style:parent-style-name="Text_20_body">
      <style:text-properties fo:language="it" fo:country="IT" officeooo:rsid="000dc2fe" officeooo:paragraph-rsid="000dc2fe"/>
    </style:style>
    <style:style style:name="P17" style:family="paragraph" style:parent-style-name="Text_20_body">
      <style:text-properties fo:language="it" fo:country="IT" officeooo:rsid="000dc2fe" officeooo:paragraph-rsid="001e7243"/>
    </style:style>
    <style:style style:name="P18" style:family="paragraph" style:parent-style-name="Text_20_body">
      <style:text-properties fo:language="it" fo:country="IT" officeooo:rsid="000dc2fe" officeooo:paragraph-rsid="003bed68"/>
    </style:style>
    <style:style style:name="P19" style:family="paragraph" style:parent-style-name="Text_20_body">
      <style:text-properties fo:language="it" fo:country="IT" officeooo:rsid="001bfed1" officeooo:paragraph-rsid="001bfed1"/>
    </style:style>
    <style:style style:name="P20" style:family="paragraph" style:parent-style-name="Text_20_body">
      <style:text-properties fo:language="it" fo:country="IT" style:text-underline-style="none" officeooo:rsid="001bfed1" officeooo:paragraph-rsid="001bfed1" style:font-size-asian="11pt"/>
    </style:style>
    <style:style style:name="P21" style:family="paragraph" style:parent-style-name="Text_20_body">
      <style:text-properties fo:language="it" fo:country="IT" style:text-underline-style="none" officeooo:rsid="0014a8d4" officeooo:paragraph-rsid="0014a8d4" style:font-size-asian="11pt"/>
    </style:style>
    <style:style style:name="P22" style:family="paragraph" style:parent-style-name="Text_20_body">
      <style:text-properties fo:language="it" fo:country="IT" style:text-underline-style="none" officeooo:rsid="001a5113" officeooo:paragraph-rsid="001a5113" style:font-size-asian="11pt"/>
    </style:style>
    <style:style style:name="P23" style:family="paragraph" style:parent-style-name="Text_20_body">
      <style:text-properties fo:language="it" fo:country="IT" style:text-underline-style="none" officeooo:rsid="0018e840" officeooo:paragraph-rsid="001a5113"/>
    </style:style>
    <style:style style:name="P24" style:family="paragraph" style:parent-style-name="Text_20_body">
      <style:text-properties fo:language="it" fo:country="IT" style:text-underline-style="none" officeooo:rsid="00388c9b" officeooo:paragraph-rsid="00388c9b"/>
    </style:style>
    <style:style style:name="P25" style:family="paragraph" style:parent-style-name="Text_20_body">
      <style:text-properties fo:language="it" fo:country="IT" style:text-underline-style="none" officeooo:rsid="001d28c9" officeooo:paragraph-rsid="00542379"/>
    </style:style>
    <style:style style:name="P26" style:family="paragraph" style:parent-style-name="Text_20_body">
      <style:text-properties fo:language="it" fo:country="IT" style:text-underline-style="none" officeooo:rsid="004c015b" officeooo:paragraph-rsid="004c015b"/>
    </style:style>
    <style:style style:name="P27" style:family="paragraph" style:parent-style-name="Text_20_body">
      <style:text-properties fo:language="it" fo:country="IT" style:text-underline-style="solid" style:text-underline-width="auto" style:text-underline-color="font-color" officeooo:rsid="001bfed1" officeooo:paragraph-rsid="001bfed1" style:font-size-asian="11pt"/>
    </style:style>
    <style:style style:name="P28" style:family="paragraph" style:parent-style-name="Text_20_body">
      <style:text-properties fo:language="it" fo:country="IT" style:text-underline-style="solid" style:text-underline-width="auto" style:text-underline-color="font-color" officeooo:rsid="0013649b" officeooo:paragraph-rsid="0013649b" style:font-size-asian="11pt"/>
    </style:style>
    <style:style style:name="P29" style:family="paragraph" style:parent-style-name="Text_20_body">
      <style:text-properties fo:language="it" fo:country="IT" style:text-underline-style="solid" style:text-underline-width="auto" style:text-underline-color="font-color" officeooo:rsid="0014a8d4" officeooo:paragraph-rsid="0014a8d4" style:font-size-asian="11pt"/>
    </style:style>
    <style:style style:name="P30" style:family="paragraph" style:parent-style-name="Text_20_body">
      <style:text-properties fo:language="it" fo:country="IT" style:text-underline-style="solid" style:text-underline-width="auto" style:text-underline-color="font-color" officeooo:rsid="00161966" officeooo:paragraph-rsid="00161966" style:font-size-asian="11pt"/>
    </style:style>
    <style:style style:name="P31" style:family="paragraph" style:parent-style-name="Text_20_body">
      <style:text-properties fo:language="it" fo:country="IT" style:text-underline-style="solid" style:text-underline-width="auto" style:text-underline-color="font-color" officeooo:rsid="001a5113" officeooo:paragraph-rsid="001a5113" style:font-size-asian="11pt"/>
    </style:style>
    <style:style style:name="P32" style:family="paragraph" style:parent-style-name="Text_20_body">
      <style:text-properties fo:language="it" fo:country="IT" style:text-underline-style="solid" style:text-underline-width="auto" style:text-underline-color="font-color" officeooo:rsid="001a6a4d" officeooo:paragraph-rsid="001a6a4d" style:font-size-asian="11pt"/>
    </style:style>
    <style:style style:name="P33" style:family="paragraph" style:parent-style-name="Text_20_body">
      <style:text-properties fo:language="it" fo:country="IT" style:text-underline-style="solid" style:text-underline-width="auto" style:text-underline-color="font-color" officeooo:rsid="0013649b" officeooo:paragraph-rsid="0013649b"/>
    </style:style>
    <style:style style:name="P34" style:family="paragraph" style:parent-style-name="Text_20_body">
      <style:text-properties fo:language="it" fo:country="IT" style:text-underline-style="solid" style:text-underline-width="auto" style:text-underline-color="font-color" officeooo:rsid="0018e840" officeooo:paragraph-rsid="001a5113"/>
    </style:style>
    <style:style style:name="P35" style:family="paragraph" style:parent-style-name="Text_20_body">
      <style:text-properties fo:language="it" fo:country="IT" style:text-underline-style="solid" style:text-underline-width="auto" style:text-underline-color="font-color" officeooo:rsid="00388c9b" officeooo:paragraph-rsid="00388c9b"/>
    </style:style>
    <style:style style:name="P36" style:family="paragraph" style:parent-style-name="Text_20_body">
      <style:text-properties fo:language="it" fo:country="IT" style:text-underline-style="solid" style:text-underline-width="auto" style:text-underline-color="font-color" officeooo:rsid="001d28c9" officeooo:paragraph-rsid="001d28c9"/>
    </style:style>
    <style:style style:name="P37" style:family="paragraph" style:parent-style-name="Text_20_body">
      <style:text-properties fo:language="it" fo:country="IT" style:text-underline-style="solid" style:text-underline-width="auto" style:text-underline-color="font-color" officeooo:rsid="004ca066" officeooo:paragraph-rsid="004ca066"/>
    </style:style>
    <style:style style:name="P38" style:family="paragraph" style:parent-style-name="Text_20_body">
      <style:text-properties fo:language="it" fo:country="IT" style:text-underline-style="solid" style:text-underline-width="auto" style:text-underline-color="font-color" officeooo:rsid="004ca066" officeooo:paragraph-rsid="00542379"/>
    </style:style>
    <style:style style:name="P39" style:family="paragraph" style:parent-style-name="Text_20_body">
      <style:text-properties fo:language="it" fo:country="IT" officeooo:rsid="00235cc6" officeooo:paragraph-rsid="00235cc6"/>
    </style:style>
    <style:style style:name="P40" style:family="paragraph" style:parent-style-name="Text_20_body">
      <style:text-properties fo:language="it" fo:country="IT" officeooo:rsid="00235cc6" officeooo:paragraph-rsid="001f33b6"/>
    </style:style>
    <style:style style:name="P41" style:family="paragraph" style:parent-style-name="Text_20_body">
      <style:text-properties fo:language="it" fo:country="IT" officeooo:rsid="0029fe95" officeooo:paragraph-rsid="0029fe95"/>
    </style:style>
    <style:style style:name="P42" style:family="paragraph" style:parent-style-name="Text_20_body">
      <style:text-properties fo:language="it" fo:country="IT" officeooo:rsid="00375e4d" officeooo:paragraph-rsid="00375e4d"/>
    </style:style>
    <style:style style:name="P43" style:family="paragraph" style:parent-style-name="Text_20_body">
      <style:text-properties fo:language="it" fo:country="IT" officeooo:rsid="00375e4d" officeooo:paragraph-rsid="0040d9ed"/>
    </style:style>
    <style:style style:name="P44" style:family="paragraph" style:parent-style-name="Text_20_body">
      <style:text-properties fo:language="it" fo:country="IT" officeooo:rsid="002dabba" officeooo:paragraph-rsid="002cbdb5"/>
    </style:style>
    <style:style style:name="P45" style:family="paragraph" style:parent-style-name="Text_20_body">
      <style:text-properties fo:language="it" fo:country="IT" officeooo:rsid="003a9e67" officeooo:paragraph-rsid="003a9e67"/>
    </style:style>
    <style:style style:name="P46" style:family="paragraph" style:parent-style-name="Text_20_body">
      <style:text-properties fo:language="it" fo:country="IT" officeooo:rsid="003ffbb9" officeooo:paragraph-rsid="003ffbb9"/>
    </style:style>
    <style:style style:name="P47" style:family="paragraph" style:parent-style-name="Text_20_body">
      <style:text-properties fo:language="it" fo:country="IT" officeooo:rsid="000ac6e9" officeooo:paragraph-rsid="000ac6e9"/>
    </style:style>
    <style:style style:name="P48" style:family="paragraph" style:parent-style-name="Text_20_body">
      <style:text-properties fo:language="it" fo:country="IT" officeooo:rsid="000e81e8" officeooo:paragraph-rsid="000e81e8"/>
    </style:style>
    <style:style style:name="P49" style:family="paragraph" style:parent-style-name="Text_20_body">
      <style:paragraph-properties fo:text-align="start" style:justify-single-word="false"/>
      <style:text-properties fo:language="it" fo:country="IT" officeooo:rsid="000e81e8" officeooo:paragraph-rsid="000e81e8" style:font-size-asian="11pt"/>
    </style:style>
    <style:style style:name="P50" style:family="paragraph" style:parent-style-name="Text_20_body">
      <style:text-properties fo:language="it" fo:country="IT" officeooo:rsid="0013649b" officeooo:paragraph-rsid="0013649b" style:font-size-asian="11pt"/>
    </style:style>
    <style:style style:name="P51" style:family="paragraph" style:parent-style-name="Text_20_body">
      <style:text-properties fo:language="it" fo:country="IT" officeooo:rsid="00161966" officeooo:paragraph-rsid="00161966" style:font-size-asian="11pt"/>
    </style:style>
    <style:style style:name="P52" style:family="paragraph" style:parent-style-name="Text_20_body">
      <style:text-properties fo:language="it" fo:country="IT" officeooo:rsid="0018e840" officeooo:paragraph-rsid="0018e840" style:font-size-asian="11pt"/>
    </style:style>
    <style:style style:name="P53" style:family="paragraph" style:parent-style-name="Text_20_body">
      <style:text-properties fo:language="it" fo:country="IT" officeooo:rsid="001a6a4d" officeooo:paragraph-rsid="001a6a4d" style:font-size-asian="11pt"/>
    </style:style>
    <style:style style:name="P54" style:family="paragraph" style:parent-style-name="Text_20_body">
      <style:text-properties fo:language="it" fo:country="IT" officeooo:rsid="001bfed1" officeooo:paragraph-rsid="001bfed1" style:font-size-asian="11pt"/>
    </style:style>
    <style:style style:name="P55" style:family="paragraph" style:parent-style-name="Text_20_body">
      <style:text-properties fo:language="it" fo:country="IT" officeooo:rsid="00161966" officeooo:paragraph-rsid="00161966"/>
    </style:style>
    <style:style style:name="P56" style:family="paragraph" style:parent-style-name="Text_20_body">
      <style:text-properties fo:language="it" fo:country="IT" officeooo:rsid="0018e840" officeooo:paragraph-rsid="0018e840"/>
    </style:style>
    <style:style style:name="P57" style:family="paragraph" style:parent-style-name="Text_20_body">
      <style:text-properties fo:language="it" fo:country="IT" officeooo:rsid="001a5113" officeooo:paragraph-rsid="001a5113"/>
    </style:style>
    <style:style style:name="P58" style:family="paragraph" style:parent-style-name="Text_20_body">
      <style:text-properties fo:language="it" fo:country="IT" officeooo:rsid="001a6a4d" officeooo:paragraph-rsid="001a6a4d"/>
    </style:style>
    <style:style style:name="P59" style:family="paragraph" style:parent-style-name="Text_20_body">
      <style:text-properties fo:language="it" fo:country="IT" officeooo:rsid="00388c9b" officeooo:paragraph-rsid="00388c9b"/>
    </style:style>
    <style:style style:name="P60" style:family="paragraph" style:parent-style-name="Text_20_body">
      <style:text-properties fo:language="it" fo:country="IT" officeooo:rsid="001f33b6" officeooo:paragraph-rsid="001f33b6"/>
    </style:style>
    <style:style style:name="P61" style:family="paragraph" style:parent-style-name="Text_20_body">
      <style:text-properties fo:language="it" fo:country="IT" officeooo:rsid="0023d6ad" officeooo:paragraph-rsid="0023d6ad"/>
    </style:style>
    <style:style style:name="P62" style:family="paragraph" style:parent-style-name="Text_20_body">
      <style:text-properties fo:language="it" fo:country="IT" officeooo:rsid="00206e39" officeooo:paragraph-rsid="00206e39"/>
    </style:style>
    <style:style style:name="P63" style:family="paragraph" style:parent-style-name="Text_20_body">
      <style:text-properties fo:language="it" fo:country="IT" officeooo:rsid="00259747" officeooo:paragraph-rsid="0027154a"/>
    </style:style>
    <style:style style:name="P64" style:family="paragraph" style:parent-style-name="Text_20_body">
      <style:text-properties fo:language="it" fo:country="IT" officeooo:rsid="0027154a" officeooo:paragraph-rsid="0027154a"/>
    </style:style>
    <style:style style:name="P65" style:family="paragraph" style:parent-style-name="Text_20_body">
      <style:text-properties fo:language="it" fo:country="IT" officeooo:rsid="002ad529" officeooo:paragraph-rsid="002ad529"/>
    </style:style>
    <style:style style:name="P66" style:family="paragraph" style:parent-style-name="Text_20_body">
      <style:text-properties fo:language="it" fo:country="IT" officeooo:rsid="002cbdb5" officeooo:paragraph-rsid="002cbdb5"/>
    </style:style>
    <style:style style:name="P67" style:family="paragraph" style:parent-style-name="Text_20_body">
      <style:text-properties fo:language="it" fo:country="IT" officeooo:rsid="002cbdb5" officeooo:paragraph-rsid="002dabba"/>
    </style:style>
    <style:style style:name="P68" style:family="paragraph" style:parent-style-name="Text_20_body">
      <style:text-properties fo:language="it" fo:country="IT" officeooo:rsid="0034a192" officeooo:paragraph-rsid="0034a192"/>
    </style:style>
    <style:style style:name="P69" style:family="paragraph" style:parent-style-name="Text_20_body">
      <style:text-properties fo:language="it" fo:country="IT" officeooo:paragraph-rsid="0034a192"/>
    </style:style>
    <style:style style:name="P70" style:family="paragraph" style:parent-style-name="Text_20_body">
      <style:text-properties fo:language="it" fo:country="IT" officeooo:rsid="00367481" officeooo:paragraph-rsid="0040d9ed"/>
    </style:style>
    <style:style style:name="P71" style:family="paragraph" style:parent-style-name="Text_20_body">
      <style:text-properties fo:language="it" fo:country="IT" officeooo:rsid="003ade69" officeooo:paragraph-rsid="003ade69"/>
    </style:style>
    <style:style style:name="P72" style:family="paragraph" style:parent-style-name="Text_20_body">
      <style:text-properties fo:language="it" fo:country="IT" officeooo:rsid="003d7f9e" officeooo:paragraph-rsid="003d7f9e"/>
    </style:style>
    <style:style style:name="P73" style:family="paragraph" style:parent-style-name="Text_20_body">
      <style:paragraph-properties>
        <style:tab-stops>
          <style:tab-stop style:position="0.635cm"/>
          <style:tab-stop style:position="1.27cm"/>
          <style:tab-stop style:position="1.905cm"/>
          <style:tab-stop style:position="2.54cm"/>
          <style:tab-stop style:position="3.175cm"/>
          <style:tab-stop style:position="3.81cm"/>
          <style:tab-stop style:position="4.445cm"/>
          <style:tab-stop style:position="5.08cm"/>
          <style:tab-stop style:position="5.715cm"/>
          <style:tab-stop style:position="6.35cm"/>
          <style:tab-stop style:position="6.985cm"/>
          <style:tab-stop style:position="7.62cm"/>
          <style:tab-stop style:position="8.255cm"/>
          <style:tab-stop style:position="8.89cm"/>
          <style:tab-stop style:position="9.525cm"/>
          <style:tab-stop style:position="10.16cm"/>
          <style:tab-stop style:position="10.795cm"/>
          <style:tab-stop style:position="11.43cm"/>
          <style:tab-stop style:position="12.065cm"/>
          <style:tab-stop style:position="12.7cm"/>
          <style:tab-stop style:position="13.335cm"/>
          <style:tab-stop style:position="13.97cm"/>
          <style:tab-stop style:position="14.605cm"/>
          <style:tab-stop style:position="15.24cm"/>
          <style:tab-stop style:position="15.875cm"/>
          <style:tab-stop style:position="16.51cm"/>
          <style:tab-stop style:position="17.145cm"/>
          <style:tab-stop style:position="17.78cm"/>
          <style:tab-stop style:position="18.415cm"/>
          <style:tab-stop style:position="19.05cm"/>
          <style:tab-stop style:position="19.685cm"/>
          <style:tab-stop style:position="20.32cm"/>
        </style:tab-stops>
      </style:paragraph-properties>
      <style:text-properties style:font-name="Liberation Serif" fo:font-size="12pt" fo:language="it" fo:country="IT" style:text-underline-style="none" fo:font-weight="normal" officeooo:rsid="0013649b" officeooo:paragraph-rsid="0013649b" style:font-name-asian="Microsoft YaHei" style:font-size-asian="12pt" style:font-weight-asian="normal" style:font-name-complex="Mangal" style:font-size-complex="12pt" style:font-weight-complex="normal"/>
    </style:style>
    <style:style style:name="P74" style:family="paragraph" style:parent-style-name="Subtitle">
      <style:text-properties fo:color="#3399ff" fo:language="it" fo:country="IT"/>
    </style:style>
    <style:style style:name="P75" style:family="paragraph" style:parent-style-name="Contents_20_Heading">
      <style:paragraph-properties fo:break-before="page"/>
    </style:style>
    <style:style style:name="P7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77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78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79" style:family="paragraph" style:parent-style-name="Standard">
      <style:text-properties fo:language="it" fo:country="IT" style:text-underline-style="none" officeooo:rsid="0069e61d" officeooo:paragraph-rsid="001bfed1" style:font-size-asian="11pt"/>
    </style:style>
    <style:style style:name="P80" style:family="paragraph" style:parent-style-name="Standard" style:master-page-name="First_20_Page">
      <style:paragraph-properties fo:margin-left="0cm" fo:margin-right="0cm" fo:text-align="center" style:justify-single-word="false" fo:text-indent="0cm" style:auto-text-indent="false" style:page-number="auto"/>
      <style:text-properties style:font-name="sans-serif" fo:font-size="45pt" fo:language="it" fo:country="IT" officeooo:rsid="0006d73f" officeooo:paragraph-rsid="0006d73f"/>
    </style:style>
    <style:style style:name="P81" style:family="paragraph" style:parent-style-name="Heading_20_1" style:list-style-name="">
      <style:paragraph-properties fo:text-align="center" style:justify-single-word="false">
        <style:tab-stops/>
        <style:drop-cap/>
      </style:paragraph-properties>
      <style:text-properties fo:language="it" fo:country="IT" fo:background-color="#ffffff"/>
    </style:style>
    <style:style style:name="P82" style:family="paragraph" style:parent-style-name="Heading_20_1">
      <style:paragraph-properties fo:break-before="page"/>
    </style:style>
    <style:style style:name="P83" style:family="paragraph" style:parent-style-name="Heading_20_1">
      <style:paragraph-properties fo:break-before="page"/>
      <style:text-properties fo:language="it" fo:country="IT"/>
    </style:style>
    <style:style style:name="P84" style:family="paragraph" style:parent-style-name="Heading_20_1">
      <style:paragraph-properties fo:break-before="page"/>
      <style:text-properties fo:language="it" fo:country="IT" fo:font-weight="bold" officeooo:rsid="000ac6e9" style:font-size-asian="11pt" style:font-weight-asian="bold" style:font-weight-complex="bold"/>
    </style:style>
    <style:style style:name="P85" style:family="paragraph" style:parent-style-name="Heading_20_1">
      <style:paragraph-properties fo:break-before="page"/>
      <style:text-properties fo:language="it" fo:country="IT" fo:font-weight="bold" officeooo:paragraph-rsid="000dc2fe" style:font-size-asian="11pt" style:font-weight-asian="bold" style:font-weight-complex="bold"/>
    </style:style>
    <style:style style:name="P86" style:family="paragraph" style:parent-style-name="Heading_20_1">
      <style:paragraph-properties fo:break-before="page"/>
      <style:text-properties fo:language="it" fo:country="IT" officeooo:rsid="001edcef" officeooo:paragraph-rsid="001edcef"/>
    </style:style>
    <style:style style:name="P87" style:family="paragraph" style:parent-style-name="Heading_20_2">
      <style:paragraph-properties fo:text-align="start" style:justify-single-word="false"/>
      <style:text-properties fo:language="it" fo:country="IT" officeooo:paragraph-rsid="0044f3aa"/>
    </style:style>
    <style:style style:name="P88" style:family="paragraph" style:parent-style-name="Heading_20_2">
      <style:text-properties fo:language="it" fo:country="IT" officeooo:paragraph-rsid="0044f3aa"/>
    </style:style>
    <style:style style:name="P89" style:family="paragraph" style:parent-style-name="Heading_20_2">
      <style:text-properties fo:language="it" fo:country="IT" officeooo:rsid="0015ce6b" officeooo:paragraph-rsid="0015ce6b" style:font-size-asian="11pt"/>
    </style:style>
    <style:style style:name="P90" style:family="paragraph" style:parent-style-name="Heading_20_2">
      <style:text-properties fo:language="it" fo:country="IT" officeooo:paragraph-rsid="004493fa"/>
    </style:style>
    <style:style style:name="P91" style:family="paragraph" style:parent-style-name="Heading_20_2">
      <style:text-properties fo:language="it" fo:country="IT" officeooo:rsid="00388c9b" officeooo:paragraph-rsid="004493fa"/>
    </style:style>
    <style:style style:name="P92" style:family="paragraph" style:parent-style-name="Heading_20_2">
      <style:text-properties fo:language="it" fo:country="IT" officeooo:rsid="0029fe95" officeooo:paragraph-rsid="0029fe95"/>
    </style:style>
    <style:style style:name="P93" style:family="paragraph" style:parent-style-name="Heading_20_2">
      <style:text-properties fo:language="it" fo:country="IT" officeooo:rsid="0034a192" officeooo:paragraph-rsid="004493fa"/>
    </style:style>
    <style:style style:name="P94" style:family="paragraph" style:parent-style-name="Heading_20_2">
      <style:text-properties officeooo:rsid="00542379" officeooo:paragraph-rsid="00542379"/>
    </style:style>
    <style:style style:name="P95" style:family="paragraph" style:parent-style-name="Heading_20_3">
      <style:text-properties fo:language="it" fo:country="IT"/>
    </style:style>
    <style:style style:name="P96" style:family="paragraph" style:parent-style-name="Heading_20_3">
      <style:text-properties fo:language="it" fo:country="IT" officeooo:paragraph-rsid="001bfed1" style:font-size-asian="11pt"/>
    </style:style>
    <style:style style:name="P97" style:family="paragraph" style:parent-style-name="Heading_20_3">
      <style:text-properties fo:language="it" fo:country="IT" officeooo:rsid="00161966" officeooo:paragraph-rsid="00161966" style:font-size-asian="11pt"/>
    </style:style>
    <style:style style:name="P98" style:family="paragraph" style:parent-style-name="Text_20_body" style:list-style-name="">
      <style:paragraph-properties fo:text-align="center" style:justify-single-word="false">
        <style:tab-stops/>
        <style:drop-cap/>
      </style:paragraph-properties>
      <style:text-properties fo:language="it" fo:country="IT" fo:background-color="#ffffff"/>
    </style:style>
    <style:style style:name="P99" style:family="paragraph" style:parent-style-name="Text_20_body" style:list-style-name="L1">
      <style:text-properties fo:language="it" fo:country="IT" officeooo:rsid="000ac6e9" officeooo:paragraph-rsid="000ac6e9"/>
    </style:style>
    <style:style style:name="P100" style:family="paragraph" style:parent-style-name="Text_20_body" style:list-style-name="L1">
      <style:text-properties fo:language="it" fo:country="IT" officeooo:rsid="000be395" officeooo:paragraph-rsid="000be395"/>
    </style:style>
    <style:style style:name="P101" style:family="paragraph" style:parent-style-name="Text_20_body" style:list-style-name="L1">
      <style:text-properties fo:language="it" fo:country="IT" officeooo:rsid="000dc2fe" officeooo:paragraph-rsid="000dc2fe"/>
    </style:style>
    <style:style style:name="P102" style:family="paragraph" style:parent-style-name="Text_20_body" style:list-style-name="L2">
      <style:text-properties fo:language="it" fo:country="IT" officeooo:rsid="000e81e8" officeooo:paragraph-rsid="000e81e8"/>
    </style:style>
    <style:style style:name="P103" style:family="paragraph" style:parent-style-name="Text_20_body" style:list-style-name="L2">
      <style:text-properties fo:language="it" fo:country="IT"/>
    </style:style>
    <style:style style:name="P104" style:family="paragraph" style:parent-style-name="Text_20_body" style:list-style-name="L2">
      <style:text-properties fo:language="it" fo:country="IT" fo:font-weight="normal" officeooo:rsid="000e81e8" officeooo:paragraph-rsid="000e81e8" style:font-size-asian="11pt" style:font-weight-asian="normal" style:font-weight-complex="normal"/>
    </style:style>
    <style:style style:name="T1" style:family="text">
      <style:text-properties officeooo:rsid="00458b9d"/>
    </style:style>
    <style:style style:name="T2" style:family="text">
      <style:text-properties style:font-size-asian="11pt"/>
    </style:style>
    <style:style style:name="T3" style:family="text">
      <style:text-properties officeooo:rsid="001a5113" style:font-size-asian="11pt"/>
    </style:style>
    <style:style style:name="T4" style:family="text">
      <style:text-properties officeooo:rsid="000e4d83" style:font-size-asian="11pt"/>
    </style:style>
    <style:style style:name="T5" style:family="text">
      <style:text-properties officeooo:rsid="0044f3aa" style:font-size-asian="11pt"/>
    </style:style>
    <style:style style:name="T6" style:family="text">
      <style:text-properties officeooo:rsid="004493fa" style:font-size-asian="11pt"/>
    </style:style>
    <style:style style:name="T7" style:family="text">
      <style:text-properties officeooo:rsid="0018e840" style:font-size-asian="11pt"/>
    </style:style>
    <style:style style:name="T8" style:family="text">
      <style:text-properties officeooo:rsid="001725b1" style:font-size-asian="11pt"/>
    </style:style>
    <style:style style:name="T9" style:family="text">
      <style:text-properties officeooo:rsid="00161966" style:font-size-asian="11pt"/>
    </style:style>
    <style:style style:name="T10" style:family="text">
      <style:text-properties officeooo:rsid="00087528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11c30d" style:font-weight-asian="bold" style:font-weight-complex="bold"/>
    </style:style>
    <style:style style:name="T13" style:family="text">
      <style:text-properties fo:font-weight="bold" style:font-size-asian="11pt" style:font-weight-asian="bold" style:font-weight-complex="bold"/>
    </style:style>
    <style:style style:name="T14" style:family="text">
      <style:text-properties fo:font-weight="bold" officeooo:rsid="003bed68" style:font-size-asian="11pt" style:font-weight-asian="bold" style:font-weight-complex="bold"/>
    </style:style>
    <style:style style:name="T15" style:family="text">
      <style:text-properties fo:font-weight="bold" officeooo:rsid="001d28c9" style:font-size-asian="11pt" style:font-weight-asian="bold" style:font-weight-complex="bold"/>
    </style:style>
    <style:style style:name="T16" style:family="text">
      <style:text-properties fo:font-weight="bold" officeooo:rsid="0044f3aa" style:font-size-asian="11pt" style:font-weight-asian="bold" style:font-weight-complex="bold"/>
    </style:style>
    <style:style style:name="T17" style:family="text">
      <style:text-properties fo:font-weight="bold" officeooo:rsid="004493fa" style:font-size-asian="11pt" style:font-weight-asian="bold" style:font-weight-complex="bold"/>
    </style:style>
    <style:style style:name="T18" style:family="text">
      <style:text-properties fo:font-weight="bold" officeooo:rsid="000fed10" style:font-size-asian="11pt" style:font-weight-asian="bold" style:font-weight-complex="bold"/>
    </style:style>
    <style:style style:name="T19" style:family="text">
      <style:text-properties fo:font-weight="bold" officeooo:rsid="0013649b" style:font-size-asian="11pt" style:font-weight-asian="bold" style:font-weight-complex="bold"/>
    </style:style>
    <style:style style:name="T20" style:family="text">
      <style:text-properties fo:font-weight="bold" officeooo:rsid="004c015b" style:font-size-asian="11pt" style:font-weight-asian="bold" style:font-weight-complex="bold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fo:font-weight="normal" officeooo:rsid="003bed68" style:font-weight-asian="normal" style:font-weight-complex="normal"/>
    </style:style>
    <style:style style:name="T23" style:family="text">
      <style:text-properties fo:font-weight="normal" officeooo:rsid="003d7f9e" style:font-weight-asian="normal" style:font-weight-complex="normal"/>
    </style:style>
    <style:style style:name="T24" style:family="text">
      <style:text-properties fo:font-weight="normal" style:font-size-asian="11pt" style:font-weight-asian="normal" style:font-weight-complex="normal"/>
    </style:style>
    <style:style style:name="T25" style:family="text">
      <style:text-properties fo:font-weight="normal" officeooo:rsid="001da842" style:font-size-asian="11pt" style:font-weight-asian="normal" style:font-weight-complex="normal"/>
    </style:style>
    <style:style style:name="T26" style:family="text">
      <style:text-properties fo:font-weight="normal" officeooo:rsid="0040b4a1" style:font-size-asian="11pt" style:font-weight-asian="normal" style:font-weight-complex="normal"/>
    </style:style>
    <style:style style:name="T27" style:family="text">
      <style:text-properties fo:font-weight="normal" officeooo:rsid="003bed68" style:font-size-asian="11pt" style:font-weight-asian="normal" style:font-weight-complex="normal"/>
    </style:style>
    <style:style style:name="T28" style:family="text">
      <style:text-properties fo:font-weight="normal" officeooo:rsid="003d0440" style:font-size-asian="11pt" style:font-weight-asian="normal" style:font-weight-complex="normal"/>
    </style:style>
    <style:style style:name="T29" style:family="text">
      <style:text-properties fo:font-weight="normal" officeooo:rsid="001d28c9" style:font-size-asian="11pt" style:font-weight-asian="normal" style:font-weight-complex="normal"/>
    </style:style>
    <style:style style:name="T30" style:family="text">
      <style:text-properties fo:font-weight="normal" officeooo:rsid="001e7243" style:font-size-asian="11pt" style:font-weight-asian="normal" style:font-weight-complex="normal"/>
    </style:style>
    <style:style style:name="T31" style:family="text">
      <style:text-properties fo:font-weight="normal" officeooo:rsid="004c015b" style:font-size-asian="11pt" style:font-weight-asian="normal" style:font-weight-complex="normal"/>
    </style:style>
    <style:style style:name="T32" style:family="text">
      <style:text-properties officeooo:rsid="000be395"/>
    </style:style>
    <style:style style:name="T33" style:family="text">
      <style:text-properties fo:language="it" fo:country="IT"/>
    </style:style>
    <style:style style:name="T34" style:family="text">
      <style:text-properties fo:language="it" fo:country="IT" officeooo:rsid="004493fa"/>
    </style:style>
    <style:style style:name="T35" style:family="text">
      <style:text-properties officeooo:rsid="001a5113"/>
    </style:style>
    <style:style style:name="T36" style:family="text">
      <style:text-properties officeooo:rsid="001da842"/>
    </style:style>
    <style:style style:name="T37" style:family="text">
      <style:text-properties officeooo:rsid="001edcef"/>
    </style:style>
    <style:style style:name="T38" style:family="text">
      <style:text-properties officeooo:rsid="00235cc6"/>
    </style:style>
    <style:style style:name="T39" style:family="text">
      <style:text-properties officeooo:rsid="0023d6ad"/>
    </style:style>
    <style:style style:name="T40" style:family="text">
      <style:text-properties officeooo:rsid="00259747"/>
    </style:style>
    <style:style style:name="T41" style:family="text">
      <style:text-properties officeooo:rsid="0027154a"/>
    </style:style>
    <style:style style:name="T42" style:family="text">
      <style:text-properties officeooo:rsid="002cbdb5"/>
    </style:style>
    <style:style style:name="T43" style:family="text">
      <style:text-properties officeooo:rsid="002dabba"/>
    </style:style>
    <style:style style:name="T44" style:family="text">
      <style:text-properties officeooo:rsid="002e666e"/>
    </style:style>
    <style:style style:name="T45" style:family="text">
      <style:text-properties officeooo:rsid="00304968"/>
    </style:style>
    <style:style style:name="T46" style:family="text">
      <style:text-properties officeooo:rsid="0034a192"/>
    </style:style>
    <style:style style:name="T47" style:family="text">
      <style:text-properties officeooo:rsid="00367481"/>
    </style:style>
    <style:style style:name="T48" style:family="text">
      <style:text-properties officeooo:rsid="003bed68"/>
    </style:style>
    <style:style style:name="T49" style:family="text">
      <style:text-properties fo:color="#0066ff" fo:font-weight="bold" style:font-weight-asian="bold" style:font-weight-complex="bold"/>
    </style:style>
    <style:style style:name="T50" style:family="text">
      <style:text-properties fo:color="#0066ff" fo:font-weight="bold" officeooo:rsid="00087528" style:font-weight-asian="bold" style:font-weight-complex="bold"/>
    </style:style>
    <style:style style:name="T51" style:family="text">
      <style:text-properties officeooo:rsid="004493fa"/>
    </style:style>
    <style:style style:name="T52" style:family="text">
      <style:text-properties officeooo:rsid="0044f3aa"/>
    </style:style>
    <style:style style:name="T53" style:family="text">
      <style:text-properties officeooo:rsid="004586e7"/>
    </style:style>
    <style:style style:name="T54" style:family="text">
      <style:text-properties officeooo:rsid="0011c30d"/>
    </style:style>
    <style:style style:name="T55" style:family="text">
      <style:text-properties officeooo:rsid="004b35a1"/>
    </style:style>
    <style:style style:name="T56" style:family="text">
      <style:text-properties style:text-underline-style="none"/>
    </style:style>
    <style:style style:name="T57" style:family="text">
      <style:text-properties style:text-underline-style="none" officeooo:rsid="004c015b"/>
    </style:style>
    <style:style style:name="T58" style:family="text">
      <style:text-properties style:text-underline-style="none" officeooo:rsid="004da57d"/>
    </style:style>
    <style:style style:name="T59" style:family="text">
      <style:text-properties style:text-underline-style="none" officeooo:rsid="005210f1"/>
    </style:style>
    <style:style style:name="T60" style:family="text">
      <style:text-properties style:text-underline-style="none" officeooo:rsid="0053b643"/>
    </style:style>
    <style:style style:name="T61" style:family="text">
      <style:text-properties style:text-underline-style="none" officeooo:rsid="00542379"/>
    </style:style>
    <style:style style:name="T62" style:family="text">
      <style:text-properties officeooo:rsid="0050992b"/>
    </style:style>
    <style:style style:name="T63" style:family="text">
      <style:text-properties officeooo:rsid="001bfed1"/>
    </style:style>
    <style:style style:name="T64" style:family="text">
      <style:text-properties officeooo:rsid="00551c8d"/>
    </style:style>
    <style:style style:name="T65" style:family="text">
      <style:text-properties officeooo:rsid="005692fa"/>
    </style:style>
    <style:style style:name="Sect1" style:family="section">
      <style:section-properties fo:background-color="#ffffff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0"/>
      <text:p text:style-name="P2"/>
      <text:p text:style-name="P3"/>
      <text:p text:style-name="P4">Documentazione</text:p>
      <text:p text:style-name="P4">ArpavIdroBot</text:p>
      <text:p text:style-name="P74">(Bot per Telegram)</text:p>
      <text:p text:style-name="P5"/>
      <text:p text:style-name="P5"/>
      <text:p text:style-name="P5"/>
      <text:p text:style-name="P6"><text:span text:style-name="T49">Autore:</text:span> Oleksandr Filinesi Skrypnyk</text:p>
      <text:p text:style-name="P7"><text:span text:style-name="T50">Data di ultima modifica:</text:span><text:span text:style-name="T10"> 14/11/2016</text:span></text:p>
      <text:h text:style-name="P81" text:outline-level="1"/>
      <text:table-of-content text:style-name="Sect1" text:name="Indice generale1">
        <text:table-of-content-source text:outline-level="10" text:use-index-marks="false">
          <text:index-title-template text:style-name="Contents_20_Heading">I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span>  </text:index-entry-span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span>    </text:index-entry-span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span>      </text:index-entry-span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Indice generale1_Head">
            <text:p text:style-name="P75">Indice</text:p>
          </text:index-title>
          <text:p text:style-name="P76"><text:a xlink:type="simple" xlink:href="#__RefHeading___Toc790_1760678110" text:style-name="Index_20_Link" text:visited-style-name="Index_20_Link"><text:span text:style-name="T11">1 Introduzione</text:span></text:a><text:a xlink:type="simple" xlink:href="#__RefHeading___Toc790_1760678110" text:style-name="Index_20_Link" text:visited-style-name="Index_20_Link"><text:tab/>3</text:a></text:p>
          <text:p text:style-name="P76"><text:a xlink:type="simple" xlink:href="#__RefHeading___Toc792_1760678110" text:style-name="Index_20_Link" text:visited-style-name="Index_20_Link"><text:span text:style-name="T11">2 I file e le cartelle che compongono il bot</text:span></text:a><text:a xlink:type="simple" xlink:href="#__RefHeading___Toc792_1760678110" text:style-name="Index_20_Link" text:visited-style-name="Index_20_Link"><text:tab/>4</text:a></text:p>
          <text:p text:style-name="P76"><text:a xlink:type="simple" xlink:href="#__RefHeading___Toc794_1760678110" text:style-name="Index_20_Link" text:visited-style-name="Index_20_Link"><text:span text:style-name="T11">3 Installazione</text:span></text:a><text:a xlink:type="simple" xlink:href="#__RefHeading___Toc794_1760678110" text:style-name="Index_20_Link" text:visited-style-name="Index_20_Link"><text:tab/>5</text:a></text:p>
          <text:p text:style-name="P77"><text:a xlink:type="simple" xlink:href="#__RefHeading___Toc796_1760678110" text:style-name="Index_20_Link" text:visited-style-name="Index_20_Link"><text:s text:c="2"/>3.1 Requisiti<text:tab/>5</text:a></text:p>
          <text:p text:style-name="P77"><text:a xlink:type="simple" xlink:href="#__RefHeading___Toc798_1760678110" text:style-name="Index_20_Link" text:visited-style-name="Index_20_Link"><text:s text:c="2"/>3.2 Come installare le componenti richieste<text:tab/>5</text:a></text:p>
          <text:p text:style-name="P78"><text:a xlink:type="simple" xlink:href="#__RefHeading___Toc800_1760678110" text:style-name="Index_20_Link" text:visited-style-name="Index_20_Link"><text:s text:c="4"/>3.2.1 Curl<text:tab/>5</text:a></text:p>
          <text:p text:style-name="P78"><text:a xlink:type="simple" xlink:href="#__RefHeading___Toc802_1760678110" text:style-name="Index_20_Link" text:visited-style-name="Index_20_Link"><text:s text:c="4"/>3.2.2 php-xml<text:tab/>5</text:a></text:p>
          <text:p text:style-name="P77"><text:a xlink:type="simple" xlink:href="#__RefHeading___Toc804_1760678110" text:style-name="Index_20_Link" text:visited-style-name="Index_20_Link"><text:s text:c="2"/>3.3 Come creare il database<text:tab/>5</text:a></text:p>
          <text:p text:style-name="P78"><text:a xlink:type="simple" xlink:href="#__RefHeading___Toc806_1760678110" text:style-name="Index_20_Link" text:visited-style-name="Index_20_Link"><text:s text:c="4"/>3.3.1 Creare il database<text:tab/>5</text:a></text:p>
          <text:p text:style-name="P78"><text:a xlink:type="simple" xlink:href="#__RefHeading___Toc808_1760678110" text:style-name="Index_20_Link" text:visited-style-name="Index_20_Link"><text:s text:c="4"/>3.3.2 Creare le tabelle e le procedure<text:tab/>6</text:a></text:p>
          <text:p text:style-name="P78"><text:a xlink:type="simple" xlink:href="#__RefHeading___Toc810_1760678110" text:style-name="Index_20_Link" text:visited-style-name="Index_20_Link"><text:s text:c="4"/>3.3.3 Creare l'utente del database per il bot<text:tab/>6</text:a></text:p>
          <text:p text:style-name="P76"><text:a xlink:type="simple" xlink:href="#__RefHeading___Toc812_1760678110" text:style-name="Index_20_Link" text:visited-style-name="Index_20_Link"><text:span text:style-name="T11">4 Amministrare il bot</text:span></text:a><text:a xlink:type="simple" xlink:href="#__RefHeading___Toc812_1760678110" text:style-name="Index_20_Link" text:visited-style-name="Index_20_Link"><text:tab/>7</text:a></text:p>
          <text:p text:style-name="P77"><text:a xlink:type="simple" xlink:href="#__RefHeading___Toc814_1760678110" text:style-name="Index_20_Link" text:visited-style-name="Index_20_Link"><text:s text:c="2"/>4.1 Avviare il bot<text:tab/>7</text:a></text:p>
          <text:p text:style-name="P77"><text:a xlink:type="simple" xlink:href="#__RefHeading___Toc998_1088074627" text:style-name="Index_20_Link" text:visited-style-name="Index_20_Link"><text:s text:c="2"/>4.2 Spegnare il bot<text:tab/>7</text:a></text:p>
          <text:p text:style-name="P77"><text:a xlink:type="simple" xlink:href="#__RefHeading___Toc816_1760678110" text:style-name="Index_20_Link" text:visited-style-name="Index_20_Link"><text:s text:c="2"/>4.2 Resettare il database<text:tab/>7</text:a></text:p>
          <text:p text:style-name="P76"><text:a xlink:type="simple" xlink:href="#__RefHeading___Toc818_1760678110" text:style-name="Index_20_Link" text:visited-style-name="Index_20_Link"><text:span text:style-name="T11">5 Struttura del codice</text:span></text:a><text:a xlink:type="simple" xlink:href="#__RefHeading___Toc818_1760678110" text:style-name="Index_20_Link" text:visited-style-name="Index_20_Link"><text:tab/>8</text:a></text:p>
          <text:p text:style-name="P76"><text:a xlink:type="simple" xlink:href="#__RefHeading___Toc820_1760678110" text:style-name="Index_20_Link" text:visited-style-name="Index_20_Link"><text:span text:style-name="T11">6 Manutenzione adattiva</text:span></text:a><text:a xlink:type="simple" xlink:href="#__RefHeading___Toc820_1760678110" text:style-name="Index_20_Link" text:visited-style-name="Index_20_Link"><text:tab/>9</text:a></text:p>
          <text:p text:style-name="P77"><text:a xlink:type="simple" xlink:href="#__RefHeading___Toc822_1760678110" text:style-name="Index_20_Link" text:visited-style-name="Index_20_Link"><text:s text:c="2"/>6.1 Come aggiungere dei nuovi livelli di criticità<text:tab/>9</text:a></text:p>
          <text:p text:style-name="P77"><text:a xlink:type="simple" xlink:href="#__RefHeading___Toc824_1760678110" text:style-name="Index_20_Link" text:visited-style-name="Index_20_Link"><text:s text:c="2"/>6.2 Come cambiare il testo di un messaggio<text:tab/>9</text:a></text:p>
          <text:p text:style-name="P77"><text:a xlink:type="simple" xlink:href="#__RefHeading___Toc826_1760678110" text:style-name="Index_20_Link" text:visited-style-name="Index_20_Link"><text:s text:c="2"/>6.3 Come cambiare i percorsi ai file<text:tab/>9</text:a></text:p>
          <text:p text:style-name="P77"><text:a xlink:type="simple" xlink:href="#__RefHeading___Toc828_1760678110" text:style-name="Index_20_Link" text:visited-style-name="Index_20_Link"><text:s text:c="2"/>6.4 Come cambiare il token del bot<text:tab/>9</text:a></text:p>
          <text:p text:style-name="P77"><text:a xlink:type="simple" xlink:href="#__RefHeading___Toc830_1760678110" text:style-name="Index_20_Link" text:visited-style-name="Index_20_Link"><text:s text:c="2"/>6.5 Cambiare la descrizione o la foto del bot<text:tab/>9</text:a></text:p>
          <text:p text:style-name="P76"><text:a xlink:type="simple" xlink:href="#__RefHeading___Toc832_1760678110" text:style-name="Index_20_Link" text:visited-style-name="Index_20_Link"><text:span text:style-name="T11">7 Manutenzione perfettiva</text:span></text:a><text:a xlink:type="simple" xlink:href="#__RefHeading___Toc832_1760678110" text:style-name="Index_20_Link" text:visited-style-name="Index_20_Link"><text:tab/>11</text:a></text:p>
          <text:p text:style-name="P77"><text:a xlink:type="simple" xlink:href="#__RefHeading___Toc834_1760678110" text:style-name="Index_20_Link" text:visited-style-name="Index_20_Link"><text:s text:c="2"/>7.1 Come aggiungere un comando<text:tab/>11</text:a></text:p>
          <text:p text:style-name="P77"><text:a xlink:type="simple" xlink:href="#__RefHeading___Toc836_1760678110" text:style-name="Index_20_Link" text:visited-style-name="Index_20_Link"><text:s text:c="2"/>7.2 Come rimuovere un comando<text:tab/>11</text:a></text:p>
        </text:index-body>
      </text:table-of-content>
      <text:h text:style-name="P98" text:outline-level="1"/>
      <text:h text:style-name="P83" text:outline-level="1"><text:bookmark-start text:name="__RefHeading___Toc790_1760678110"/><text:span text:style-name="T51">1 </text:span>Introduzione<text:bookmark-end text:name="__RefHeading___Toc790_1760678110"/></text:h>
      <text:p text:style-name="P47">Questo documento descrive alcuni aspetti del bot per Telegram denominato ArpavIdroBot, di seguito “il bot”.</text:p>
      <text:p text:style-name="P47"><text:span text:style-name="T32">Di seguito nel documento sono descritti i seguenti aspetti del bot</text:span>:</text:p>
      <text:list xml:id="list7521752643187358763" text:style-name="L1">
        <text:list-item>
          <text:p text:style-name="P99">I file e le cartelle che compongono il bot.</text:p>
        </text:list-item>
        <text:list-item>
          <text:p text:style-name="P99">Come installare il bot.</text:p>
        </text:list-item>
        <text:list-item>
          <text:p text:style-name="P100">Come <text:span text:style-name="T36">avviare e spegnere</text:span> il bot.</text:p>
        </text:list-item>
        <text:list-item>
          <text:p text:style-name="P101">Struttura del codice.</text:p>
        </text:list-item>
        <text:list-item>
          <text:p text:style-name="P100">Come effettuare la manutenzione adattiva.</text:p>
        </text:list-item>
        <text:list-item>
          <text:p text:style-name="P100">Come effettuare la manutenzione perfettiva.</text:p>
        </text:list-item>
      </text:list>
      <text:p text:style-name="P48"/>
      <text:h text:style-name="P84" text:outline-level="1"><text:bookmark-start text:name="__RefHeading___Toc792_1760678110"/><text:span text:style-name="T51">2 </text:span>I file e le cartelle che compongono il bot<text:bookmark-end text:name="__RefHeading___Toc792_1760678110"/></text:h>
      <text:p text:style-name="P11">Tutti i file <text:span text:style-name="T55">necessari</text:span> per far funzionare il bot si trovano nella cartella denominata “ArpavIdroBot”.</text:p>
      <text:p text:style-name="P11">Questa è la struttura dei file:</text:p>
      <text:p text:style-name="P16"><text:span text:style-name="T13">ArpavIdroBot</text:span><text:span text:style-name="T24"> (cartella radice)</text:span></text:p>
      <text:p text:style-name="P16"><text:span text:style-name="T24"><text:tab/></text:span><text:span text:style-name="T20">ArpavIdroBot.log</text:span><text:span text:style-name="T31"> – File contenente i log generati dal bot.</text:span></text:p>
      <text:p text:style-name="P16"><text:span text:style-name="T24"><text:tab/></text:span><text:span text:style-name="T13">ArpavIdroBot.php</text:span><text:span text:style-name="T24"> <text:s/>–</text:span><text:span text:style-name="T25"> <text:s/>Contiene il codice del bot.</text:span></text:p>
      <text:p text:style-name="P16"><text:span text:style-name="T24"><text:tab/></text:span><text:span text:style-name="T13">ArpavIdroBotLauncher.php </text:span><text:span text:style-name="T24"><text:s/>– <text:s/></text:span><text:span text:style-name="T25">Parte del codice che eseguire il bot.</text:span></text:p>
      <text:p text:style-name="P16"><text:span text:style-name="T24"><text:tab/></text:span><text:span text:style-name="T13">connect_DB.php</text:span><text:span text:style-name="T24"> <text:s/>– <text:s/></text:span><text:span text:style-name="T25">Parte del codice necessaria per connettersi al database</text:span></text:p>
      <text:p text:style-name="P18"><text:span text:style-name="T25"><text:tab/></text:span><text:span text:style-name="T14">descrizione_comandi.txt</text:span><text:span text:style-name="T27"> <text:s/>- <text:s/>Descrizion</text:span><text:span text:style-name="T28">i</text:span><text:span text:style-name="T27"> dei comandi </text:span><text:span text:style-name="T26">per il bot @BotFather</text:span><text:span text:style-name="T27"> </text:span><text:span text:style-name="T26">di </text:span><text:span text:style-name="T27">Telegram.</text:span></text:p>
      <text:p text:style-name="P16"><text:span text:style-name="T24"><text:tab/></text:span><text:span text:style-name="T13">livelli.xml</text:span><text:span text:style-name="T24"> – </text:span><text:span text:style-name="T25">Livelli di criticità per le stazioni.</text:span></text:p>
      <text:p text:style-name="P16"><text:span text:style-name="T24"><text:tab/></text:span><text:span text:style-name="T15">start.sh </text:span><text:span text:style-name="T29">– </text:span><text:span text:style-name="T25">Script da invocare per avviare il bot in background.</text:span></text:p>
      <text:p text:style-name="P16"><text:span text:style-name="T29"><text:tab/></text:span><text:span text:style-name="T15">stop.sh</text:span><text:span text:style-name="T29"> – </text:span><text:span text:style-name="T25">Script da invocare per fermare l'esecuzione del bot.</text:span></text:p>
      <text:p text:style-name="P16"><text:span text:style-name="T24"><text:tab/></text:span><text:span text:style-name="T13">mysql_database</text:span><text:span text:style-name="T24"> (cartella)</text:span></text:p>
      <text:p text:style-name="P16"><text:span text:style-name="T24"><text:tab/><text:tab/></text:span><text:span text:style-name="T13">createDB.sql</text:span><text:span text:style-name="T24"> – </text:span><text:span text:style-name="T25">Contiene istruzioni sql per creare le tabelle e le procedure.</text:span></text:p>
      <text:p text:style-name="P16"><text:span text:style-name="T24"><text:tab/><text:tab/></text:span><text:span text:style-name="T13">createProcedures.sql</text:span></text:p>
      <text:p text:style-name="P16"><text:span text:style-name="T24"><text:tab/><text:tab/></text:span><text:span text:style-name="T13">createTables.sql</text:span></text:p>
      <text:p text:style-name="P17"><text:span text:style-name="T24"><text:tab/><text:tab/></text:span><text:span text:style-name="T13">dropDB.sql</text:span><text:span text:style-name="T24"> - </text:span><text:span text:style-name="T25">Contiene istruzioni sql per </text:span><text:span text:style-name="T30">eliminare</text:span><text:span text:style-name="T25"> le tabelle e le procedure.</text:span></text:p>
      <text:p text:style-name="P16"><text:span text:style-name="T24"><text:tab/><text:tab/></text:span><text:span text:style-name="T13">dropProcedures.sql</text:span></text:p>
      <text:p text:style-name="P16"><text:span text:style-name="T24"><text:tab/><text:tab/></text:span><text:span text:style-name="T13">dropTables.sql</text:span></text:p>
      <text:p text:style-name="P12"/>
      <text:h text:style-name="P85" text:outline-level="1"><text:bookmark-start text:name="__RefHeading___Toc794_1760678110"/><text:span text:style-name="T51">3 </text:span>Installazione<text:bookmark-end text:name="__RefHeading___Toc794_1760678110"/></text:h>
      <text:p text:style-name="P8"><text:span text:style-name="T2">Questo capitolo descrive la procedura da seguire per installare il </text:span><text:span text:style-name="T4">bot.</text:span></text:p>
      <text:p text:style-name="P13"/>
      <text:h text:style-name="P87" text:outline-level="2"><text:bookmark-start text:name="__RefHeading___Toc796_1760678110"/><text:span text:style-name="T5">3</text:span><text:span text:style-name="T6">.1 </text:span><text:span text:style-name="T4">R</text:span><text:span text:style-name="T2">equisiti</text:span><text:bookmark-end text:name="__RefHeading___Toc796_1760678110"/></text:h>
      <text:p text:style-name="P49">Il bot funziona con la seguente configurazione del sistema.</text:p>
      <text:p text:style-name="P49">Una configurazione differente non necessariamente preclude il corretto funzionamento del bot. </text:p>
      <text:list xml:id="list3282431406592782313" text:style-name="L2">
        <text:list-item>
          <text:p text:style-name="P102"><text:span text:style-name="T13">Sistema operativo:</text:span><text:span text:style-name="T24"> Ubuntu 16.04</text:span></text:p>
        </text:list-item>
        <text:list-item>
          <text:p text:style-name="P103"><text:span text:style-name="T12">Interprete PHP:</text:span><text:span text:style-name="T54"> </text:span>PHP 7.0</text:p>
        </text:list-item>
        <text:list-item>
          <text:p text:style-name="P104"><text:span text:style-name="T11">Database: </text:span>Mysql <text:s/>5.7.13</text:p>
        </text:list-item>
      </text:list>
      <text:p text:style-name="P14"/>
      <text:h text:style-name="P88" text:outline-level="2"><text:bookmark-start text:name="__RefHeading___Toc798_1760678110"/><text:span text:style-name="T16">3</text:span><text:span text:style-name="T17">.</text:span><text:span text:style-name="T16">2</text:span><text:span text:style-name="T17"> </text:span><text:span text:style-name="T13">Come installare </text:span><text:span text:style-name="T18">le </text:span><text:span text:style-name="T13">componenti richiest</text:span><text:span text:style-name="T19">e</text:span><text:bookmark-end text:name="__RefHeading___Toc798_1760678110"/></text:h>
      <text:p text:style-name="P15">E' neces<text:span text:style-name="T65">s</text:span>ario che le seguenti componenti siano installate nel sistema. </text:p>
      <text:p text:style-name="P15"/>
      <text:h text:style-name="P96" text:outline-level="3"><text:bookmark-start text:name="__RefHeading___Toc800_1760678110"/><text:span text:style-name="T53">3.2.1 </text:span>Curl<text:bookmark-end text:name="__RefHeading___Toc800_1760678110"/></text:h>
      <text:p text:style-name="P50">Per Ubuntu 16.04 basta digitare il seguente comando per installarlo:</text:p>
      <text:p text:style-name="P28">sudo apt-get install php-curl</text:p>
      <text:p text:style-name="P33"/>
      <text:h text:style-name="P95" text:outline-level="3"><text:bookmark-start text:name="__RefHeading___Toc802_1760678110"/><text:span text:style-name="T53">3.2.2 </text:span>php-xml<text:bookmark-end text:name="__RefHeading___Toc802_1760678110"/></text:h>
      <text:p text:style-name="P73">Per Ubuntu 16.04 basta digitare il seguente comando per installarlo:</text:p>
      <text:p text:style-name="P29">sudo apt-get install php7.0-xml</text:p>
      <text:p text:style-name="P21"/>
      <text:h text:style-name="P89" text:outline-level="2"><text:bookmark-start text:name="__RefHeading___Toc804_1760678110"/><text:span text:style-name="T52">3.3 </text:span>Come creare il database<text:bookmark-end text:name="__RefHeading___Toc804_1760678110"/></text:h>
      <text:h text:style-name="P97" text:outline-level="3"><text:bookmark-start text:name="__RefHeading___Toc806_1760678110"/><text:span text:style-name="T53">3.3.1 </text:span>Creare il database<text:bookmark-end text:name="__RefHeading___Toc806_1760678110"/></text:h>
      <text:p text:style-name="P51">Nella shell del sistema posizionarsi nella cartella mysql_database del bot.</text:p>
      <text:p text:style-name="P55"><text:span text:style-name="T2">Avviare mysql con un utente avente un</text:span><text:span text:style-name="T7"> </text:span><text:span text:style-name="T2">alto grado di privilegi.</text:span></text:p>
      <text:p text:style-name="P55"><text:span text:style-name="T2">Esempio </text:span><text:span text:style-name="T8">di comando</text:span><text:span text:style-name="T2"> per </text:span><text:span text:style-name="T8">l'</text:span><text:span text:style-name="T2">utente “root”:</text:span></text:p>
      <text:p text:style-name="P30">mysql -u root -p</text:p>
      <text:p text:style-name="P52"/>
      <text:p text:style-name="P56"><text:span text:style-name="T2">Creare il database denominato “</text:span><text:span text:style-name="T3">BotIdro</text:span><text:span text:style-name="T2">” con il seguente comando:</text:span></text:p>
      <text:p text:style-name="P34"><text:soft-page-break/>CREATE DATABASE <text:span text:style-name="T3">BotIdro</text:span>;</text:p>
      <text:p text:style-name="P57"/>
      <text:p text:style-name="P57">Posizionarsi nel database appena creato:</text:p>
      <text:p text:style-name="P34"><text:span text:style-name="T35">USE</text:span> <text:span text:style-name="T3">BotIdro</text:span>;</text:p>
      <text:p text:style-name="P23"/>
      <text:h text:style-name="P97" text:outline-level="3"><text:bookmark-start text:name="__RefHeading___Toc808_1760678110"/><text:span text:style-name="T53">3.3.2 </text:span>Creare le tabelle e le procedure<text:bookmark-end text:name="__RefHeading___Toc808_1760678110"/></text:h>
      <text:p text:style-name="P57"><text:span text:style-name="T9">D</text:span><text:span text:style-name="T2">igitare il seguente comando per creare le tabelle e le procedure necessarie:</text:span></text:p>
      <text:p text:style-name="P31">SOURCE createDB.sql</text:p>
      <text:p text:style-name="P22"/>
      <text:h text:style-name="P97" text:outline-level="3"><text:bookmark-start text:name="__RefHeading___Toc810_1760678110"/><text:span text:style-name="T53">3.3.3 </text:span>Creare l'utente del database per il bot<text:bookmark-end text:name="__RefHeading___Toc810_1760678110"/></text:h>
      <text:p text:style-name="P58"><text:span text:style-name="T9">P</text:span><text:span text:style-name="T2">er creare un utente per il bot digitare:</text:span></text:p>
      <text:p text:style-name="P32">CREATE USER `BotIdro`@`localhost` IDENTIFIED BY 'password';</text:p>
      <text:p text:style-name="P53"/>
      <text:p text:style-name="P53">Dove “BotIdro” è il nome dell'utente e “password” è la parola chiave.</text:p>
      <text:p text:style-name="P54">Per dare all'utente appena creato i privilegi necessari digita il comando:</text:p>
      <text:p text:style-name="P27">GRANT SELECT,INSERT,UPDATE,DELETE,EXECUTE ON BotIdro.* TO 'BotIdro'@'localhost';</text:p>
      <text:p text:style-name="P20"/>
      <text:p text:style-name="P20">Infine digita il seguente comando per rendere effettive le modifiche ai privilegi:</text:p>
      <text:p text:style-name="P27">FLUSH PRIVILEGES;</text:p>
      <text:p text:style-name="P27"/>
      <text:p text:style-name="P79">Infine inserisci le credenziali per l'accesso al database nel file “connect_DB.php”.</text:p>
      <text:h text:style-name="P82" text:outline-level="1"><text:bookmark-start text:name="__RefHeading___Toc812_1760678110"/><text:span text:style-name="T34">4 </text:span><text:span text:style-name="T33">Amministrare il bot</text:span><text:bookmark-end text:name="__RefHeading___Toc812_1760678110"/></text:h>
      <text:h text:style-name="P90" text:outline-level="2"><text:bookmark-start text:name="__RefHeading___Toc814_1760678110"/><text:span text:style-name="T51">4.1 </text:span>Avviare il bot<text:bookmark-end text:name="__RefHeading___Toc814_1760678110"/></text:h>
      <text:p text:style-name="P19">Per avviare il bot posizionarsi nella cartella principale del bot (ArpavIdroBot) e digitare il seguente comando:</text:p>
      <text:p text:style-name="P36">bash ./start.sh</text:p>
      <text:p text:style-name="P38"><text:span text:style-name="T56">Dopo l'esecuzione di questo comando </text:span><text:span text:style-name="T61">verrà abilitato l'avvio automatico del bot al riavvio del computer.</text:span></text:p>
      <text:p text:style-name="P26">Questo comando imposta anche la gestione del file di log “ArpavIdroBot.log”, <text:span text:style-name="T62">in modo che la sua grandezza non cresca eccessivamente</text:span>.</text:p>
      <text:p text:style-name="P26"/>
      <text:h text:style-name="P94" text:outline-level="2"><text:bookmark-start text:name="__RefHeading___Toc998_1088074627"/>4.2 Spegnare il bot<text:bookmark-end text:name="__RefHeading___Toc998_1088074627"/></text:h>
      <text:p text:style-name="P25">Per terminare l'esecuzione del bot <text:span text:style-name="T63">posizionarsi nella cartella principale del bot (ArpavIdroBot)</text:span> <text:span text:style-name="T64">e </text:span>digitare il comando:</text:p>
      <text:p text:style-name="P36">bash ./stop.s<text:span text:style-name="T37">h</text:span></text:p>
      <text:p text:style-name="P37"><text:span text:style-name="T56">Dopo l'esecuzione di questo comando </text:span><text:span text:style-name="T60">verrà disabilitat</text:span><text:span text:style-name="T61">o l'</text:span><text:span text:style-name="T60">avvio automatico del bot </text:span><text:span text:style-name="T56">al riavvio del computer.</text:span></text:p>
      <text:p text:style-name="P37"><text:span text:style-name="T56">Inoltre </text:span><text:span text:style-name="T59">la grandezza del</text:span><text:span text:style-name="T56"> file di log </text:span><text:span text:style-name="T57">“ArpavIdroBot.log” </text:span><text:span text:style-name="T58">non sarà più</text:span><text:span text:style-name="T56"> gestit</text:span><text:span text:style-name="T59">a</text:span><text:span text:style-name="T56">.</text:span></text:p>
      <text:p text:style-name="P36"/>
      <text:h text:style-name="P91" text:outline-level="2"><text:bookmark-start text:name="__RefHeading___Toc816_1760678110"/><text:span text:style-name="T51">4.2 </text:span>Resettare il database<text:bookmark-end text:name="__RefHeading___Toc816_1760678110"/></text:h>
      <text:p text:style-name="P59">Se c'è il bisogno di ripulire il database si possono usare, dal terminale di mysql dopo essersi posizionati nella cartella “mysql_database”, i seguenti comandi:</text:p>
      <text:p text:style-name="P35">SOURCE dropDB.sql</text:p>
      <text:p text:style-name="P35">SOURCE createDB.sql</text:p>
      <text:p text:style-name="P24"/>
      <text:h text:style-name="P86" text:outline-level="1"><text:bookmark-start text:name="__RefHeading___Toc818_1760678110"/><text:span text:style-name="T51">5 </text:span>Strut<text:span text:style-name="T11">tura</text:span> del codice<text:bookmark-end text:name="__RefHeading___Toc818_1760678110"/></text:h>
      <text:p text:style-name="P60">La maggior parte del codice si trova nel file ArpavIdroBot.php</text:p>
      <text:p text:style-name="P40">Le funzioni sono suddivise in categorie.</text:p>
      <text:p text:style-name="P39">L'inizio di una categoria è segnato dalla stringa:</text:p>
      <text:p text:style-name="P39">//[nome categoria] – BEGIN//</text:p>
      <text:p text:style-name="P39">La fine di una categoria è segnata dalla stringa:</text:p>
      <text:p text:style-name="P39">//[nome categoria] – END//</text:p>
      <text:p text:style-name="P39"/>
      <text:p text:style-name="P39">Le categorie sono seguenti:</text:p>
      <text:p text:style-name="P60">CORE – <text:span text:style-name="T38">Le funzioni che interagiscono con Telegram.</text:span></text:p>
      <text:p text:style-name="P61">Queste funzioni si o<text:span text:style-name="T55">c</text:span>cupano di:</text:p>
      <text:p text:style-name="P61">Riconoscere i comandi digitati dall'utente e di invocare le funzioni associate ai comandi riconosciuti.</text:p>
      <text:p text:style-name="P61"/>
      <text:p text:style-name="P60">COMMANDS – <text:span text:style-name="T39">Funzioni associate ai comandi del bot.</text:span></text:p>
      <text:p text:style-name="P61">Queste funzioni sono invocate automaticamente dal CORE.</text:p>
      <text:p text:style-name="P61"/>
      <text:p text:style-name="P60">STRINGS TO USER – <text:span text:style-name="T40">Funzioni che stampano i testi da mostrare all'utente.</text:span></text:p>
      <text:p text:style-name="P60">SUPPORT FUNCTIONS – <text:span text:style-name="T40">Funzioni di supporto di carattere generale.</text:span></text:p>
      <text:p text:style-name="P62">ARRAYS FUNCTIONS – <text:span text:style-name="T40">Funzioni che restituiscono array.</text:span></text:p>
      <text:p text:style-name="P62">NOTIFICATION FUNCTIONS – <text:span text:style-name="T40">Funzioni relative alla funzionalità di notifica <text:s/>del bot.</text:span></text:p>
      <text:p text:style-name="P63">La funzionalità di notifica <text:span text:style-name="T41">ha le seguenti caratteristiche:</text:span></text:p>
      <text:p text:style-name="P64">Manda le notifiche agli utenti iscritti alle stazioni.</text:p>
      <text:p text:style-name="P64">Le notifiche sono relative al cambio del livello dell'acqua.</text:p>
      <text:p text:style-name="P64">Per alcune stazioni sono definiti dei livelli di criticità dell'acqua.</text:p>
      <text:p text:style-name="P64">Le stazioni generano le notifiche al passaggio del livello dell'acqua da un livello di criticità ad un altro.</text:p>
      <text:h text:style-name="P86" text:outline-level="1"><text:bookmark-start text:name="__RefHeading___Toc820_1760678110"/><text:span text:style-name="T51">6 </text:span>Manutenzione adattiva<text:bookmark-end text:name="__RefHeading___Toc820_1760678110"/></text:h>
      <text:p text:style-name="P41">Di seguito è spiegato come adattare il bot ai cambiamenti dell’ambiente operativo ed ad alcune altre modifiche richieste.</text:p>
      <text:p text:style-name="P41"/>
      <text:h text:style-name="P92" text:outline-level="2"><text:bookmark-start text:name="__RefHeading___Toc822_1760678110"/><text:span text:style-name="T51">6.1 </text:span>Come aggiungere dei nuovi livelli di criticità<text:bookmark-end text:name="__RefHeading___Toc822_1760678110"/></text:h>
      <text:p text:style-name="P41">E' sufficiente aggiungere i dati relativi ai nuovi livelli nel file “livelli.xml”.</text:p>
      <text:p text:style-name="P41"/>
      <text:h text:style-name="P90" text:outline-level="2"><text:bookmark-start text:name="__RefHeading___Toc824_1760678110"/><text:span text:style-name="T51">6.2 </text:span>Come cambiare il testo di un messaggio<text:bookmark-end text:name="__RefHeading___Toc824_1760678110"/></text:h>
      <text:p text:style-name="P65">Le funzioni che generano i messaggi visualizzati dagli utenti si trovano nella categoria STRINGS TO USER nel file “ArpavIdroBot”.</text:p>
      <text:p text:style-name="P65">Usa la funzionalità di ricerca del tuo editor di testo per ricercare la frase che vuoi modificare.</text:p>
      <text:p text:style-name="P41"/>
      <text:h text:style-name="P90" text:outline-level="2"><text:bookmark-start text:name="__RefHeading___Toc826_1760678110"/><text:span text:style-name="T51">6.3 </text:span>Come cambiare <text:span text:style-name="T42">i percorsi ai file</text:span><text:bookmark-end text:name="__RefHeading___Toc826_1760678110"/></text:h>
      <text:p text:style-name="P66">Le seguenti funzioni generano gli URL per l'accesso ai file di dati, <text:span text:style-name="T45">e possono essere modificate.</text:span></text:p>
      <text:p text:style-name="P66"><text:span text:style-name="T11">getWaterLevelsURL</text:span> – Genera l'indirizzo URL del file XML di una singola stazione. </text:p>
      <text:p text:style-name="P66"><text:span text:style-name="T11">getCriticalityLevelsURL</text:span> – <text:span text:style-name="T44">Genera il percorso</text:span> al file XML contenente <text:span text:style-name="T43">i</text:span> livelli di criticità.</text:p>
      <text:p text:style-name="P67"><text:span text:style-name="T11">getHydroStationsURL</text:span> – <text:span text:style-name="T43">Genera l'URL al file XML contenente l'elenco delle stazioni idrometriche.</text:span></text:p>
      <text:p text:style-name="P66"><text:span text:style-name="T11">GetHydroStationGraphicURL</text:span> – <text:span text:style-name="T43">Genera l'URL al grafico degli andamenti di una stazione.</text:span></text:p>
      <text:p text:style-name="P44"/>
      <text:h text:style-name="P93" text:outline-level="2"><text:bookmark-start text:name="__RefHeading___Toc828_1760678110"/><text:span text:style-name="T51">6.4 </text:span>Come cambiare il token del bot<text:bookmark-end text:name="__RefHeading___Toc828_1760678110"/></text:h>
      <text:p text:style-name="P68">Il token è una stringa segreta che permette al bot di comunicare con Telegram.</text:p>
      <text:p text:style-name="P68">Per generare un nuovo token usa il bot @BotFather messo a disposizione da Telegram.</text:p>
      <text:p text:style-name="P68">Scrivi il comando /token e segui le istruzioni. Alla fine ti verrà dato il nuovo token associato al bot.</text:p>
      <text:p text:style-name="P68">Sostituisci il token precedente, che si trova nel file “ArpavIdroBot.php” nella variabile $botToken.</text:p>
      <text:p text:style-name="P69"/>
      <text:h text:style-name="P90" text:outline-level="2"><text:bookmark-start text:name="__RefHeading___Toc830_1760678110"/><text:span text:style-name="T51">6.5 </text:span>Cambiare la descrizione <text:span text:style-name="T47">o</text:span> la foto del bot<text:bookmark-end text:name="__RefHeading___Toc830_1760678110"/></text:h>
      <text:p text:style-name="P70">Per cambiare la descrizione o la foto del bot usa il bot <text:span text:style-name="T46">@BotFather messo a disposizione da Telegram.</text:span></text:p>
      <text:p text:style-name="P43">I comandi sono:</text:p>
      <text:p text:style-name="P42"><text:soft-page-break/>/setuserpic – Per cambiare la foto del bot.</text:p>
      <text:p text:style-name="P42">/setdescription – Per cambiare la descrizione del bot.</text:p>
      <text:h text:style-name="P83" text:outline-level="1"><text:bookmark-start text:name="__RefHeading___Toc832_1760678110"/><text:span text:style-name="T51">7 M</text:span>anutenzione perfettiva<text:bookmark-end text:name="__RefHeading___Toc832_1760678110"/></text:h>
      <text:p text:style-name="P45">Di seguito è spiegato come modificare alcune funzionalità del bot.</text:p>
      <text:p text:style-name="P45"/>
      <text:h text:style-name="P90" text:outline-level="2"><text:bookmark-start text:name="__RefHeading___Toc834_1760678110"/><text:span text:style-name="T51">7.1 </text:span>Come aggiungere un comando<text:bookmark-end text:name="__RefHeading___Toc834_1760678110"/></text:h>
      <text:p text:style-name="P71">Per aggiungere un nuovo comando al bot bisogna:</text:p>
      <text:p text:style-name="P71"><text:span text:style-name="T48">1) </text:span>Aggiungere la funzione denominata <text:span text:style-name="T11">command_[nome del comando]</text:span><text:span text:style-name="T21"> nella categoria COMMANDS.</text:span><text:span text:style-name="T23"> Inserisci in questa funzione anche la logica del comando.</text:span></text:p>
      <text:p text:style-name="P71"><text:span text:style-name="T22">2) </text:span><text:span text:style-name="T21">Aggiungere nella categoria STRINGS TO USER le funzioni:</text:span></text:p>
      <text:p text:style-name="P71"><text:span text:style-name="T11">descrizione_[nome del comando]</text:span><text:span text:style-name="T21"> – Restituisce una stringa di descrizione dettagliata del comando.</text:span></text:p>
      <text:p text:style-name="P71"><text:span text:style-name="T11">syntax_[nome del comando]</text:span><text:span text:style-name="T21"> – Restituisce un esempio di sintassi corretta del comando.</text:span></text:p>
      <text:p text:style-name="P9">3) Aggiungere il comando e la sua descrizione nel file “descrizione_comandi.txt”.</text:p>
      <text:p text:style-name="P72"><text:span text:style-name="T21">4) Usare il comando </text:span><text:span text:style-name="T11">/setcommands</text:span><text:span text:style-name="T21"> nel bot @BotFather di Telegram per aggiornare le descrizioni dei comandi.</text:span></text:p>
      <text:p text:style-name="P10"/>
      <text:h text:style-name="P90" text:outline-level="2"><text:bookmark-start text:name="__RefHeading___Toc836_1760678110"/><text:span text:style-name="T51">7.2 </text:span>Come rimuovere un comando<text:bookmark-end text:name="__RefHeading___Toc836_1760678110"/></text:h>
      <text:p text:style-name="P46">Per rimuovere un comando seguire i passi del paragrafo precedente rimuovendo il comando desiderato invece di aggiungerlo.</text:p>
      <text:p text:style-name="P4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sans-serif" svg:font-family="sans-serif"/>
    <style:font-face style:name="serif" svg:font-family="serif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0066cc"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graphic-properties draw:fill-image-width="0cm" draw:fill-image-height="0cm"/>
      <style:paragraph-properties fo:margin-top="0.423cm" fo:margin-bottom="0.212cm" loext:contextual-spacing="false" style:page-number="auto" style:shadow="none" text:number-lines="true" text:line-number="1">
        <style:tab-stops/>
        <style:drop-cap/>
      </style:paragraph-properties>
      <style:text-properties fo:font-variant="normal" fo:text-transform="none" fo:color="#0066cc" fo:font-size="145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color="#0066cc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3399ff" fo:font-size="95%" fo:font-weight="bold" style:font-size-asian="101%" style:font-weight-asian="bold" style:font-size-complex="101%" style:font-weight-complex="bold"/>
    </style:style>
    <style:style style:name="Frame_20_contents" style:display-name="Frame contents" style:family="paragraph" style:parent-style-name="Standard" style:class="extra"/>
    <style:style style:name="Heading_20_4" style:display-name="Heading 4" style:family="paragraph" style:parent-style-name="Heading" style:class="text"/>
    <style:style style:name="Heading_20_5" style:display-name="Heading 5" style:family="paragraph" style:parent-style-name="Heading" style:class="text"/>
    <style:style style:name="Heading_20_6" style:display-name="Heading 6" style:family="paragraph" style:parent-style-name="Heading" style:class="text"/>
    <style:style style:name="Heading_20_7" style:display-name="Heading 7" style:family="paragraph" style:parent-style-name="Heading" style:class="text"/>
    <style:style style:name="Heading_20_8" style:display-name="Heading 8" style:family="paragraph" style:parent-style-name="Heading" style:class="text"/>
    <style:style style:name="Heading_20_9" style:display-name="Heading 9" style:family="paragraph" style:parent-style-name="Heading" style:class="text"/>
    <style:style style:name="Heading_20_10" style:display-name="Heading 10" style:family="paragraph" style:parent-style-name="Heading" style:class="text"/>
    <style:style style:name="Footer" style:family="paragraph" style:parent-style-name="Standard" style:class="extra"/>
    <style:style style:name="Contents_20_Heading" style:display-name="Contents Heading" style:family="paragraph" style:parent-style-name="Heading" style:class="index"/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  <style:text-properties fo:language="it" fo:country="IT" officeooo:paragraph-rsid="00458b9d"/>
    </style:style>
    <style:style style:name="MT1" style:family="text">
      <style:text-properties officeooo:rsid="00458b9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 draw:fill="non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span text:style-name="MT1">Pagina </text:span><text:span text:style-name="MT1"><text:page-number text:select-page="current">11</text:page-number></text:span><text:span text:style-name="MT1"> di </text:span><text:span text:style-name="MT1"><text:page-count>11</text:page-count></text:span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7T17:06:57.928000000</meta:creation-date>
    <meta:generator>LibreOffice/4.4.4.3$Windows_x86 LibreOffice_project/2c39ebcf046445232b798108aa8a7e7d89552ea8</meta:generator>
    <dc:date>2016-11-14T11:31:12.366000000</dc:date>
    <meta:editing-duration>P1DT2H24M</meta:editing-duration>
    <meta:editing-cycles>68</meta:editing-cycles>
    <meta:document-statistic meta:table-count="0" meta:image-count="0" meta:object-count="0" meta:page-count="11" meta:paragraph-count="170" meta:word-count="1325" meta:character-count="8794" meta:non-whitespace-character-count="7544"/>
  </office:meta>
</office:document-meta>
</file>